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k5_threads_2" table:style-name="ta1">
        <table:shapes>
          <draw:frame draw:z-index="0" draw:style-name="gr1" draw:text-style-name="P1" svg:width="671.78pt" svg:height="380.24pt" svg:x="279.3pt" svg:y="1573.68pt">
            <draw:object draw:notify-on-update-of-ranges="nk5_threads_2.A2:nk5_threads_2.A101 nk5_threads_2.B2:nk5_threads_2.B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41.23pt" svg:height="356.14pt" svg:x="21.06pt" svg:y="1457.69pt">
            <draw:object draw:notify-on-update-of-ranges="nk5_threads_2.A2:nk5_threads_2.A101 nk5_threads_2.B2:nk5_threads_2.B101 nk5_threads_2.A2:nk5_threads_2.A101 nk5_threads_2.C2:nk5_threads_2.C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coef_nk5</text:p>
          </table:table-cell>
          <table:table-cell office:value-type="string" calcext:value-type="string">
            <text:p>coef_nk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239" calcext:value-type="float">
            <text:p>1.3239</text:p>
          </table:table-cell>
          <table:table-cell office:value-type="float" office:value="1.15616" calcext:value-type="float">
            <text:p>1.156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60133" calcext:value-type="float">
            <text:p>1.60133</text:p>
          </table:table-cell>
          <table:table-cell office:value-type="float" office:value="1.56461" calcext:value-type="float">
            <text:p>1.564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59028" calcext:value-type="float">
            <text:p>1.59028</text:p>
          </table:table-cell>
          <table:table-cell office:value-type="float" office:value="1.65196" calcext:value-type="float">
            <text:p>1.651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65338" calcext:value-type="float">
            <text:p>1.65338</text:p>
          </table:table-cell>
          <table:table-cell office:value-type="float" office:value="1.79348" calcext:value-type="float">
            <text:p>1.793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682" calcext:value-type="float">
            <text:p>1.47682</text:p>
          </table:table-cell>
          <table:table-cell office:value-type="float" office:value="1.68162" calcext:value-type="float">
            <text:p>1.681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70451" calcext:value-type="float">
            <text:p>1.70451</text:p>
          </table:table-cell>
          <table:table-cell office:value-type="float" office:value="1.88895" calcext:value-type="float">
            <text:p>1.888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84408" calcext:value-type="float">
            <text:p>1.84408</text:p>
          </table:table-cell>
          <table:table-cell office:value-type="float" office:value="1.71887" calcext:value-type="float">
            <text:p>1.718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8901" calcext:value-type="float">
            <text:p>1.8901</text:p>
          </table:table-cell>
          <table:table-cell office:value-type="float" office:value="1.69813" calcext:value-type="float">
            <text:p>1.698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77563" calcext:value-type="float">
            <text:p>1.77563</text:p>
          </table:table-cell>
          <table:table-cell office:value-type="float" office:value="1.75889" calcext:value-type="float">
            <text:p>1.75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76885" calcext:value-type="float">
            <text:p>1.76885</text:p>
          </table:table-cell>
          <table:table-cell office:value-type="float" office:value="1.72999" calcext:value-type="float">
            <text:p>1.7299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8091" calcext:value-type="float">
            <text:p>1.8091</text:p>
          </table:table-cell>
          <table:table-cell office:value-type="float" office:value="1.84496" calcext:value-type="float">
            <text:p>1.8449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87525" calcext:value-type="float">
            <text:p>1.87525</text:p>
          </table:table-cell>
          <table:table-cell office:value-type="float" office:value="1.65352" calcext:value-type="float">
            <text:p>1.6535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67813" calcext:value-type="float">
            <text:p>1.67813</text:p>
          </table:table-cell>
          <table:table-cell office:value-type="float" office:value="1.82275" calcext:value-type="float">
            <text:p>1.822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81145" calcext:value-type="float">
            <text:p>1.81145</text:p>
          </table:table-cell>
          <table:table-cell office:value-type="float" office:value="1.91995" calcext:value-type="float">
            <text:p>1.919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8119" calcext:value-type="float">
            <text:p>1.8119</text:p>
          </table:table-cell>
          <table:table-cell office:value-type="float" office:value="1.68438" calcext:value-type="float">
            <text:p>1.684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9351" calcext:value-type="float">
            <text:p>1.9351</text:p>
          </table:table-cell>
          <table:table-cell office:value-type="float" office:value="1.84996" calcext:value-type="float">
            <text:p>1.849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85892" calcext:value-type="float">
            <text:p>1.85892</text:p>
          </table:table-cell>
          <table:table-cell office:value-type="float" office:value="1.78633" calcext:value-type="float">
            <text:p>1.7863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8451" calcext:value-type="float">
            <text:p>1.8451</text:p>
          </table:table-cell>
          <table:table-cell office:value-type="float" office:value="1.79971" calcext:value-type="float">
            <text:p>1.7997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69954" calcext:value-type="float">
            <text:p>1.69954</text:p>
          </table:table-cell>
          <table:table-cell office:value-type="float" office:value="1.81767" calcext:value-type="float">
            <text:p>1.817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72362" calcext:value-type="float">
            <text:p>1.72362</text:p>
          </table:table-cell>
          <table:table-cell office:value-type="float" office:value="1.78276" calcext:value-type="float">
            <text:p>1.7827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83119" calcext:value-type="float">
            <text:p>1.83119</text:p>
          </table:table-cell>
          <table:table-cell office:value-type="float" office:value="1.8483" calcext:value-type="float">
            <text:p>1.848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9436" calcext:value-type="float">
            <text:p>1.9436</text:p>
          </table:table-cell>
          <table:table-cell office:value-type="float" office:value="1.81836" calcext:value-type="float">
            <text:p>1.818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89089" calcext:value-type="float">
            <text:p>1.89089</text:p>
          </table:table-cell>
          <table:table-cell office:value-type="float" office:value="1.84034" calcext:value-type="float">
            <text:p>1.840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82338" calcext:value-type="float">
            <text:p>1.82338</text:p>
          </table:table-cell>
          <table:table-cell office:value-type="float" office:value="1.66927" calcext:value-type="float">
            <text:p>1.6692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71507" calcext:value-type="float">
            <text:p>1.71507</text:p>
          </table:table-cell>
          <table:table-cell office:value-type="float" office:value="1.91986" calcext:value-type="float">
            <text:p>1.919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9041" calcext:value-type="float">
            <text:p>1.9041</text:p>
          </table:table-cell>
          <table:table-cell office:value-type="float" office:value="1.83996" calcext:value-type="float">
            <text:p>1.8399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8683" calcext:value-type="float">
            <text:p>1.8683</text:p>
          </table:table-cell>
          <table:table-cell office:value-type="float" office:value="1.78972" calcext:value-type="float">
            <text:p>1.7897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71407" calcext:value-type="float">
            <text:p>1.71407</text:p>
          </table:table-cell>
          <table:table-cell office:value-type="float" office:value="1.91373" calcext:value-type="float">
            <text:p>1.9137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87185" calcext:value-type="float">
            <text:p>1.87185</text:p>
          </table:table-cell>
          <table:table-cell office:value-type="float" office:value="1.84858" calcext:value-type="float">
            <text:p>1.8485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77796" calcext:value-type="float">
            <text:p>1.77796</text:p>
          </table:table-cell>
          <table:table-cell office:value-type="float" office:value="1.9168" calcext:value-type="float">
            <text:p>1.91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90851" calcext:value-type="float">
            <text:p>1.90851</text:p>
          </table:table-cell>
          <table:table-cell office:value-type="float" office:value="1.85501" calcext:value-type="float">
            <text:p>1.8550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79302" calcext:value-type="float">
            <text:p>1.79302</text:p>
          </table:table-cell>
          <table:table-cell office:value-type="float" office:value="1.91136" calcext:value-type="float">
            <text:p>1.9113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75077" calcext:value-type="float">
            <text:p>1.75077</text:p>
          </table:table-cell>
          <table:table-cell office:value-type="float" office:value="1.73852" calcext:value-type="float">
            <text:p>1.7385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85229" calcext:value-type="float">
            <text:p>1.85229</text:p>
          </table:table-cell>
          <table:table-cell office:value-type="float" office:value="1.83924" calcext:value-type="float">
            <text:p>1.8392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86141" calcext:value-type="float">
            <text:p>1.86141</text:p>
          </table:table-cell>
          <table:table-cell office:value-type="float" office:value="1.90319" calcext:value-type="float">
            <text:p>1.9031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91462" calcext:value-type="float">
            <text:p>1.91462</text:p>
          </table:table-cell>
          <table:table-cell office:value-type="float" office:value="1.93874" calcext:value-type="float">
            <text:p>1.9387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89295" calcext:value-type="float">
            <text:p>1.89295</text:p>
          </table:table-cell>
          <table:table-cell office:value-type="float" office:value="1.86472" calcext:value-type="float">
            <text:p>1.8647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8449" calcext:value-type="float">
            <text:p>1.8449</text:p>
          </table:table-cell>
          <table:table-cell office:value-type="float" office:value="1.88484" calcext:value-type="float">
            <text:p>1.8848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79095" calcext:value-type="float">
            <text:p>1.79095</text:p>
          </table:table-cell>
          <table:table-cell office:value-type="float" office:value="1.77685" calcext:value-type="float">
            <text:p>1.776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85676" calcext:value-type="float">
            <text:p>1.85676</text:p>
          </table:table-cell>
          <table:table-cell office:value-type="float" office:value="1.79951" calcext:value-type="float">
            <text:p>1.7995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86924" calcext:value-type="float">
            <text:p>1.86924</text:p>
          </table:table-cell>
          <table:table-cell office:value-type="float" office:value="1.87352" calcext:value-type="float">
            <text:p>1.8735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91463" calcext:value-type="float">
            <text:p>1.91463</text:p>
          </table:table-cell>
          <table:table-cell office:value-type="float" office:value="1.90561" calcext:value-type="float">
            <text:p>1.9056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91923" calcext:value-type="float">
            <text:p>1.91923</text:p>
          </table:table-cell>
          <table:table-cell office:value-type="float" office:value="1.92239" calcext:value-type="float">
            <text:p>1.9223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81235" calcext:value-type="float">
            <text:p>1.81235</text:p>
          </table:table-cell>
          <table:table-cell office:value-type="float" office:value="1.91264" calcext:value-type="float">
            <text:p>1.9126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80716" calcext:value-type="float">
            <text:p>1.80716</text:p>
          </table:table-cell>
          <table:table-cell office:value-type="float" office:value="1.83766" calcext:value-type="float">
            <text:p>1.8376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88363" calcext:value-type="float">
            <text:p>1.88363</text:p>
          </table:table-cell>
          <table:table-cell office:value-type="float" office:value="1.78118" calcext:value-type="float">
            <text:p>1.781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88092" calcext:value-type="float">
            <text:p>1.88092</text:p>
          </table:table-cell>
          <table:table-cell office:value-type="float" office:value="1.91364" calcext:value-type="float">
            <text:p>1.9136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83207" calcext:value-type="float">
            <text:p>1.83207</text:p>
          </table:table-cell>
          <table:table-cell office:value-type="float" office:value="1.81224" calcext:value-type="float">
            <text:p>1.8122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9273" calcext:value-type="float">
            <text:p>1.9273</text:p>
          </table:table-cell>
          <table:table-cell office:value-type="float" office:value="1.91594" calcext:value-type="float">
            <text:p>1.915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82217" calcext:value-type="float">
            <text:p>1.82217</text:p>
          </table:table-cell>
          <table:table-cell office:value-type="float" office:value="1.84042" calcext:value-type="float">
            <text:p>1.8404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84302" calcext:value-type="float">
            <text:p>1.84302</text:p>
          </table:table-cell>
          <table:table-cell office:value-type="float" office:value="1.88213" calcext:value-type="float">
            <text:p>1.8821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92117" calcext:value-type="float">
            <text:p>1.92117</text:p>
          </table:table-cell>
          <table:table-cell office:value-type="float" office:value="1.77424" calcext:value-type="float">
            <text:p>1.7742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82322" calcext:value-type="float">
            <text:p>1.82322</text:p>
          </table:table-cell>
          <table:table-cell office:value-type="float" office:value="1.91745" calcext:value-type="float">
            <text:p>1.9174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84408" calcext:value-type="float">
            <text:p>1.84408</text:p>
          </table:table-cell>
          <table:table-cell office:value-type="float" office:value="1.8896" calcext:value-type="float">
            <text:p>1.889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91444" calcext:value-type="float">
            <text:p>1.91444</text:p>
          </table:table-cell>
          <table:table-cell office:value-type="float" office:value="1.76587" calcext:value-type="float">
            <text:p>1.7658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90321" calcext:value-type="float">
            <text:p>1.90321</text:p>
          </table:table-cell>
          <table:table-cell office:value-type="float" office:value="1.84743" calcext:value-type="float">
            <text:p>1.8474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84958" calcext:value-type="float">
            <text:p>1.84958</text:p>
          </table:table-cell>
          <table:table-cell office:value-type="float" office:value="1.87178" calcext:value-type="float">
            <text:p>1.8717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8393" calcext:value-type="float">
            <text:p>1.8393</text:p>
          </table:table-cell>
          <table:table-cell office:value-type="float" office:value="1.89148" calcext:value-type="float">
            <text:p>1.8914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83833" calcext:value-type="float">
            <text:p>1.83833</text:p>
          </table:table-cell>
          <table:table-cell office:value-type="float" office:value="1.91642" calcext:value-type="float">
            <text:p>1.916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83023" calcext:value-type="float">
            <text:p>1.83023</text:p>
          </table:table-cell>
          <table:table-cell office:value-type="float" office:value="1.91818" calcext:value-type="float">
            <text:p>1.918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8662" calcext:value-type="float">
            <text:p>1.8662</text:p>
          </table:table-cell>
          <table:table-cell office:value-type="float" office:value="1.93167" calcext:value-type="float">
            <text:p>1.9316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91826" calcext:value-type="float">
            <text:p>1.91826</text:p>
          </table:table-cell>
          <table:table-cell office:value-type="float" office:value="1.87176" calcext:value-type="float">
            <text:p>1.8717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92509" calcext:value-type="float">
            <text:p>1.92509</text:p>
          </table:table-cell>
          <table:table-cell office:value-type="float" office:value="1.81152" calcext:value-type="float">
            <text:p>1.8115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8814" calcext:value-type="float">
            <text:p>1.8814</text:p>
          </table:table-cell>
          <table:table-cell office:value-type="float" office:value="1.82294" calcext:value-type="float">
            <text:p>1.8229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88001" calcext:value-type="float">
            <text:p>1.88001</text:p>
          </table:table-cell>
          <table:table-cell office:value-type="float" office:value="1.88161" calcext:value-type="float">
            <text:p>1.8816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91702" calcext:value-type="float">
            <text:p>1.91702</text:p>
          </table:table-cell>
          <table:table-cell office:value-type="float" office:value="1.9123" calcext:value-type="float">
            <text:p>1.912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85469" calcext:value-type="float">
            <text:p>1.85469</text:p>
          </table:table-cell>
          <table:table-cell office:value-type="float" office:value="1.78938" calcext:value-type="float">
            <text:p>1.7893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86169" calcext:value-type="float">
            <text:p>1.86169</text:p>
          </table:table-cell>
          <table:table-cell office:value-type="float" office:value="1.86483" calcext:value-type="float">
            <text:p>1.8648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86492" calcext:value-type="float">
            <text:p>1.86492</text:p>
          </table:table-cell>
          <table:table-cell office:value-type="float" office:value="1.85562" calcext:value-type="float">
            <text:p>1.8556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83013" calcext:value-type="float">
            <text:p>1.83013</text:p>
          </table:table-cell>
          <table:table-cell office:value-type="float" office:value="1.92537" calcext:value-type="float">
            <text:p>1.9253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81257" calcext:value-type="float">
            <text:p>1.81257</text:p>
          </table:table-cell>
          <table:table-cell office:value-type="float" office:value="1.83456" calcext:value-type="float">
            <text:p>1.8345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86585" calcext:value-type="float">
            <text:p>1.86585</text:p>
          </table:table-cell>
          <table:table-cell office:value-type="float" office:value="1.87615" calcext:value-type="float">
            <text:p>1.8761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84923" calcext:value-type="float">
            <text:p>1.84923</text:p>
          </table:table-cell>
          <table:table-cell office:value-type="float" office:value="1.90549" calcext:value-type="float">
            <text:p>1.9054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87835" calcext:value-type="float">
            <text:p>1.87835</text:p>
          </table:table-cell>
          <table:table-cell office:value-type="float" office:value="1.7866" calcext:value-type="float">
            <text:p>1.786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84634" calcext:value-type="float">
            <text:p>1.84634</text:p>
          </table:table-cell>
          <table:table-cell office:value-type="float" office:value="1.85741" calcext:value-type="float">
            <text:p>1.8574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823" calcext:value-type="float">
            <text:p>1.823</text:p>
          </table:table-cell>
          <table:table-cell office:value-type="float" office:value="1.85045" calcext:value-type="float">
            <text:p>1.8504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87485" calcext:value-type="float">
            <text:p>1.87485</text:p>
          </table:table-cell>
          <table:table-cell office:value-type="float" office:value="1.85283" calcext:value-type="float">
            <text:p>1.8528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79653" calcext:value-type="float">
            <text:p>1.79653</text:p>
          </table:table-cell>
          <table:table-cell office:value-type="float" office:value="1.84255" calcext:value-type="float">
            <text:p>1.8425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85781" calcext:value-type="float">
            <text:p>1.85781</text:p>
          </table:table-cell>
          <table:table-cell office:value-type="float" office:value="1.81756" calcext:value-type="float">
            <text:p>1.8175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82411" calcext:value-type="float">
            <text:p>1.82411</text:p>
          </table:table-cell>
          <table:table-cell office:value-type="float" office:value="1.832" calcext:value-type="float">
            <text:p>1.83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85741" calcext:value-type="float">
            <text:p>1.85741</text:p>
          </table:table-cell>
          <table:table-cell office:value-type="float" office:value="1.84046" calcext:value-type="float">
            <text:p>1.8404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89411" calcext:value-type="float">
            <text:p>1.89411</text:p>
          </table:table-cell>
          <table:table-cell office:value-type="float" office:value="1.84087" calcext:value-type="float">
            <text:p>1.8408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85871" calcext:value-type="float">
            <text:p>1.85871</text:p>
          </table:table-cell>
          <table:table-cell office:value-type="float" office:value="1.89686" calcext:value-type="float">
            <text:p>1.8968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85494" calcext:value-type="float">
            <text:p>1.85494</text:p>
          </table:table-cell>
          <table:table-cell office:value-type="float" office:value="1.87618" calcext:value-type="float">
            <text:p>1.876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876" calcext:value-type="float">
            <text:p>1.876</text:p>
          </table:table-cell>
          <table:table-cell office:value-type="float" office:value="1.84392" calcext:value-type="float">
            <text:p>1.8439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84121" calcext:value-type="float">
            <text:p>1.84121</text:p>
          </table:table-cell>
          <table:table-cell office:value-type="float" office:value="1.90479" calcext:value-type="float">
            <text:p>1.9047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87271" calcext:value-type="float">
            <text:p>1.87271</text:p>
          </table:table-cell>
          <table:table-cell office:value-type="float" office:value="1.89598" calcext:value-type="float">
            <text:p>1.8959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86991" calcext:value-type="float">
            <text:p>1.86991</text:p>
          </table:table-cell>
          <table:table-cell office:value-type="float" office:value="1.86045" calcext:value-type="float">
            <text:p>1.8604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85129" calcext:value-type="float">
            <text:p>1.85129</text:p>
          </table:table-cell>
          <table:table-cell office:value-type="float" office:value="1.88808" calcext:value-type="float">
            <text:p>1.888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86235" calcext:value-type="float">
            <text:p>1.86235</text:p>
          </table:table-cell>
          <table:table-cell office:value-type="float" office:value="1.84179" calcext:value-type="float">
            <text:p>1.8417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8258" calcext:value-type="float">
            <text:p>1.8258</text:p>
          </table:table-cell>
          <table:table-cell office:value-type="float" office:value="1.87314" calcext:value-type="float">
            <text:p>1.8731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83802" calcext:value-type="float">
            <text:p>1.83802</text:p>
          </table:table-cell>
          <table:table-cell office:value-type="float" office:value="1.84369" calcext:value-type="float">
            <text:p>1.8436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8163" calcext:value-type="float">
            <text:p>1.8163</text:p>
          </table:table-cell>
          <table:table-cell office:value-type="float" office:value="1.84779" calcext:value-type="float">
            <text:p>1.8477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84991" calcext:value-type="float">
            <text:p>1.84991</text:p>
          </table:table-cell>
          <table:table-cell office:value-type="float" office:value="1.85526" calcext:value-type="float">
            <text:p>1.8552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82961" calcext:value-type="float">
            <text:p>1.82961</text:p>
          </table:table-cell>
          <table:table-cell office:value-type="float" office:value="1.83879" calcext:value-type="float">
            <text:p>1.8387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86049" calcext:value-type="float">
            <text:p>1.86049</text:p>
          </table:table-cell>
          <table:table-cell office:value-type="float" office:value="1.80298" calcext:value-type="float">
            <text:p>1.8029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8349" calcext:value-type="float">
            <text:p>1.8349</text:p>
          </table:table-cell>
          <table:table-cell office:value-type="float" office:value="1.85763" calcext:value-type="float">
            <text:p>1.8576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83638" calcext:value-type="float">
            <text:p>1.83638</text:p>
          </table:table-cell>
          <table:table-cell office:value-type="float" office:value="1.86415" calcext:value-type="float">
            <text:p>1.8641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87913" calcext:value-type="float">
            <text:p>1.87913</text:p>
          </table:table-cell>
          <table:table-cell office:value-type="float" office:value="1.8695" calcext:value-type="float">
            <text:p>1.86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7952" calcext:value-type="float">
            <text:p>1.87952</text:p>
          </table:table-cell>
          <table:table-cell office:value-type="float" office:value="1.84523" calcext:value-type="float">
            <text:p>1.845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5T16:21:28.327293334</dc:date>
    <meta:editing-duration>PT16M15S</meta:editing-duration>
    <meta:editing-cycles>1</meta:editing-cycles>
    <meta:document-statistic meta:table-count="1" meta:cell-count="303" meta:object-count="2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maximum="2" chart:origin="0" chart:interval-major="0.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cm" svg:height="13.415cm" xlink:href=".." xlink:type="simple" chart:class="chart:scatter" chart:style-name="ch1">
        <chart:title svg:x="7.944cm" svg:y="0.404cm" chart:style-name="ch2">
          <text:p>График для коэффициента при n = 5</text:p>
        </chart:title>
        <chart:subtitle svg:x="9.835cm" svg:y="1.477cm" chart:style-name="ch3">
          <text:p>Количество потоков 2</text:p>
        </chart:subtitle>
        <chart:plot-area chart:style-name="ch4" table:cell-range-address="nk5_threads_2.A2:nk5_threads_2.B101" svg:x="1.485cm" svg:y="2.454cm" svg:width="21.741cm" svg:height="9.712cm">
          <chartooo:coordinate-region svg:x="2.212cm" svg:y="2.653cm" svg:width="20.642cm" svg:height="8.866cm"/>
          <chart:axis chart:dimension="x" chart:name="primary-x" chart:style-name="ch5">
            <chart:title svg:x="12.179cm" svg:y="12.434cm" chart:style-name="ch6">
              <text:p>N</text:p>
            </chart:title>
          </chart:axis>
          <chart:axis chart:dimension="y" chart:name="primary-y" chart:style-name="ch7">
            <chart:title svg:x="0.451cm" svg:y="8.439cm" chart:style-name="ch8">
              <text:p>Коэффициент</text:p>
            </chart:title>
            <chart:grid chart:style-name="ch9" chart:class="major"/>
          </chart:axis>
          <chart:series chart:style-name="ch10" chart:values-cell-range-address="nk5_threads_2.B2:nk5_threads_2.B101" chart:class="chart:scatter">
            <chart:domain table:cell-range-address="nk5_threads_2.A2:nk5_threads_2.A101"/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k5_threads_2.A2:nk5_threads_2.A101</svg:desc>
                </draw:g>
              </table:table-cell>
              <table:table-cell office:value-type="float" office:value="1.3239">
                <text:p>1.3239</text:p>
                <draw:g>
                  <svg:desc>nk5_threads_2.B2:nk5_threads_2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60133">
                <text:p>1.60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59028">
                <text:p>1.59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65338">
                <text:p>1.65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47682">
                <text:p>1.47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70451">
                <text:p>1.70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84408">
                <text:p>1.84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8901">
                <text:p>1.8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77563">
                <text:p>1.77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.76885">
                <text:p>1.76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.8091">
                <text:p>1.8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.87525">
                <text:p>1.87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.67813">
                <text:p>1.67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.81145">
                <text:p>1.811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.8119">
                <text:p>1.8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.9351">
                <text:p>1.9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.85892">
                <text:p>1.858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.8451">
                <text:p>1.8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.69954">
                <text:p>1.69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.72362">
                <text:p>1.723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.83119">
                <text:p>1.83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.9436">
                <text:p>1.9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.89089">
                <text:p>1.890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.82338">
                <text:p>1.82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.71507">
                <text:p>1.715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.9041">
                <text:p>1.90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.8683">
                <text:p>1.86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.71407">
                <text:p>1.71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.87185">
                <text:p>1.87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.77796">
                <text:p>1.777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.90851">
                <text:p>1.908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.79302">
                <text:p>1.793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.75077">
                <text:p>1.750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.85229">
                <text:p>1.85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.86141">
                <text:p>1.861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.91462">
                <text:p>1.914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.89295">
                <text:p>1.892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.8449">
                <text:p>1.84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.79095">
                <text:p>1.79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.85676">
                <text:p>1.856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.86924">
                <text:p>1.869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.91463">
                <text:p>1.914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.91923">
                <text:p>1.91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.81235">
                <text:p>1.812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.80716">
                <text:p>1.807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.88363">
                <text:p>1.883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.88092">
                <text:p>1.880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.83207">
                <text:p>1.83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.9273">
                <text:p>1.92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.82217">
                <text:p>1.822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.84302">
                <text:p>1.843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.92117">
                <text:p>1.92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.82322">
                <text:p>1.823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1.84408">
                <text:p>1.844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.91444">
                <text:p>1.914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.90321">
                <text:p>1.903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.84958">
                <text:p>1.849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.8393">
                <text:p>1.83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.83833">
                <text:p>1.838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.83023">
                <text:p>1.83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.8662">
                <text:p>1.86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.91826">
                <text:p>1.918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.92509">
                <text:p>1.925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.8814">
                <text:p>1.88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.88001">
                <text:p>1.88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.91702">
                <text:p>1.91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.85469">
                <text:p>1.854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1.86169">
                <text:p>1.861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.86492">
                <text:p>1.864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1.83013">
                <text:p>1.83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1.81257">
                <text:p>1.812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.86585">
                <text:p>1.865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.84923">
                <text:p>1.849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.87835">
                <text:p>1.878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.84634">
                <text:p>1.846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1.823">
                <text:p>1.8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.87485">
                <text:p>1.874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.79653">
                <text:p>1.796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.85781">
                <text:p>1.857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.82411">
                <text:p>1.82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1.85741">
                <text:p>1.857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1.89411">
                <text:p>1.894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1.85871">
                <text:p>1.858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1.85494">
                <text:p>1.854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1.876">
                <text:p>1.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1.84121">
                <text:p>1.841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1.87271">
                <text:p>1.872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1.86991">
                <text:p>1.86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1.85129">
                <text:p>1.851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1.86235">
                <text:p>1.862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1.8258">
                <text:p>1.82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1.83802">
                <text:p>1.838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1.8163">
                <text:p>1.81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1.84991">
                <text:p>1.84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1.82961">
                <text:p>1.829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1.86049">
                <text:p>1.860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1.8349">
                <text:p>1.83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1.83638">
                <text:p>1.836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1.87913">
                <text:p>1.879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.87952">
                <text:p>1.87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000" chart:interval-major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" chart:maximum="2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5cm" svg:height="12.565cm" xlink:href=".." xlink:type="simple" chart:class="chart:scatter" chart:style-name="ch1">
        <chart:title svg:x="7.647cm" svg:y="0.387cm" chart:style-name="ch2">
          <text:p>Графики для метода Ньютона-Котеса при n=4 и n=5</text:p>
        </chart:title>
        <chart:subtitle svg:x="11.06cm" svg:y="1.443cm" chart:style-name="ch3">
          <text:p>Количество потоков 2</text:p>
        </chart:subtitle>
        <chart:legend chart:legend-position="end" svg:x="24.224cm" svg:y="5.734cm" style:legend-expansion="high" chart:style-name="ch4"/>
        <chart:plot-area chart:style-name="ch5" table:cell-range-address="nk5_threads_2.A2:nk5_threads_2.C101" chart:data-source-has-labels="row" svg:x="1.534cm" svg:y="2.403cm" svg:width="22.167cm" svg:height="8.93cm">
          <chartooo:coordinate-region svg:x="2.261cm" svg:y="2.602cm" svg:width="21.068cm" svg:height="8.084cm"/>
          <chart:axis chart:dimension="x" chart:name="primary-x" chart:style-name="ch6">
            <chart:title svg:x="12.441cm" svg:y="11.584cm" chart:style-name="ch7">
              <text:p>N</text:p>
            </chart:title>
          </chart:axis>
          <chart:axis chart:dimension="y" chart:name="primary-y" chart:style-name="ch8">
            <chart:title svg:x="0.451cm" svg:y="7.997cm" chart:style-name="ch9">
              <text:p>Коэффициент</text:p>
            </chart:title>
            <chart:grid chart:style-name="ch10" chart:class="major"/>
          </chart:axis>
          <chart:series chart:style-name="ch11" chart:values-cell-range-address="nk5_threads_2.B2:nk5_threads_2.B101" loext:label-string="five" chart:class="chart:scatter">
            <chart:domain table:cell-range-address="nk5_threads_2.A2:nk5_threads_2.A101"/>
            <chart:data-point chart:repeated="100"/>
          </chart:series>
          <chart:series chart:style-name="ch12" chart:values-cell-range-address="nk5_threads_2.C2:nk5_threads_2.C101" loext:label-string="four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ve</text:p>
              </table:table-cell>
              <table:table-cell office:value-type="string">
                <text:p>fou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k5_threads_2.A2:nk5_threads_2.A101</svg:desc>
                </draw:g>
              </table:table-cell>
              <table:table-cell office:value-type="float" office:value="1.3239">
                <text:p>1.3239</text:p>
                <draw:g>
                  <svg:desc>nk5_threads_2.B2:nk5_threads_2.B101</svg:desc>
                </draw:g>
              </table:table-cell>
              <table:table-cell office:value-type="float" office:value="1.15616">
                <text:p>1.15616</text:p>
                <draw:g>
                  <svg:desc>nk5_threads_2.C2:nk5_threads_2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60133">
                <text:p>1.60133</text:p>
              </table:table-cell>
              <table:table-cell office:value-type="float" office:value="1.56461">
                <text:p>1.564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59028">
                <text:p>1.59028</text:p>
              </table:table-cell>
              <table:table-cell office:value-type="float" office:value="1.65196">
                <text:p>1.65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65338">
                <text:p>1.65338</text:p>
              </table:table-cell>
              <table:table-cell office:value-type="float" office:value="1.79348">
                <text:p>1.79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47682">
                <text:p>1.47682</text:p>
              </table:table-cell>
              <table:table-cell office:value-type="float" office:value="1.68162">
                <text:p>1.68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70451">
                <text:p>1.70451</text:p>
              </table:table-cell>
              <table:table-cell office:value-type="float" office:value="1.88895">
                <text:p>1.88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84408">
                <text:p>1.84408</text:p>
              </table:table-cell>
              <table:table-cell office:value-type="float" office:value="1.71887">
                <text:p>1.71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8901">
                <text:p>1.8901</text:p>
              </table:table-cell>
              <table:table-cell office:value-type="float" office:value="1.69813">
                <text:p>1.69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77563">
                <text:p>1.77563</text:p>
              </table:table-cell>
              <table:table-cell office:value-type="float" office:value="1.75889">
                <text:p>1.75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.76885">
                <text:p>1.76885</text:p>
              </table:table-cell>
              <table:table-cell office:value-type="float" office:value="1.72999">
                <text:p>1.72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.8091">
                <text:p>1.8091</text:p>
              </table:table-cell>
              <table:table-cell office:value-type="float" office:value="1.84496">
                <text:p>1.84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.87525">
                <text:p>1.87525</text:p>
              </table:table-cell>
              <table:table-cell office:value-type="float" office:value="1.65352">
                <text:p>1.65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.67813">
                <text:p>1.67813</text:p>
              </table:table-cell>
              <table:table-cell office:value-type="float" office:value="1.82275">
                <text:p>1.82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.81145">
                <text:p>1.81145</text:p>
              </table:table-cell>
              <table:table-cell office:value-type="float" office:value="1.91995">
                <text:p>1.91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.8119">
                <text:p>1.8119</text:p>
              </table:table-cell>
              <table:table-cell office:value-type="float" office:value="1.68438">
                <text:p>1.68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.9351">
                <text:p>1.9351</text:p>
              </table:table-cell>
              <table:table-cell office:value-type="float" office:value="1.84996">
                <text:p>1.84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.85892">
                <text:p>1.85892</text:p>
              </table:table-cell>
              <table:table-cell office:value-type="float" office:value="1.78633">
                <text:p>1.78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.8451">
                <text:p>1.8451</text:p>
              </table:table-cell>
              <table:table-cell office:value-type="float" office:value="1.79971">
                <text:p>1.799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.69954">
                <text:p>1.69954</text:p>
              </table:table-cell>
              <table:table-cell office:value-type="float" office:value="1.81767">
                <text:p>1.817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.72362">
                <text:p>1.72362</text:p>
              </table:table-cell>
              <table:table-cell office:value-type="float" office:value="1.78276">
                <text:p>1.782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.83119">
                <text:p>1.83119</text:p>
              </table:table-cell>
              <table:table-cell office:value-type="float" office:value="1.8483">
                <text:p>1.8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.9436">
                <text:p>1.9436</text:p>
              </table:table-cell>
              <table:table-cell office:value-type="float" office:value="1.81836">
                <text:p>1.818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.89089">
                <text:p>1.89089</text:p>
              </table:table-cell>
              <table:table-cell office:value-type="float" office:value="1.84034">
                <text:p>1.840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.82338">
                <text:p>1.82338</text:p>
              </table:table-cell>
              <table:table-cell office:value-type="float" office:value="1.66927">
                <text:p>1.66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.71507">
                <text:p>1.71507</text:p>
              </table:table-cell>
              <table:table-cell office:value-type="float" office:value="1.91986">
                <text:p>1.91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.9041">
                <text:p>1.9041</text:p>
              </table:table-cell>
              <table:table-cell office:value-type="float" office:value="1.83996">
                <text:p>1.83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.8683">
                <text:p>1.8683</text:p>
              </table:table-cell>
              <table:table-cell office:value-type="float" office:value="1.78972">
                <text:p>1.78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.71407">
                <text:p>1.71407</text:p>
              </table:table-cell>
              <table:table-cell office:value-type="float" office:value="1.91373">
                <text:p>1.91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.87185">
                <text:p>1.87185</text:p>
              </table:table-cell>
              <table:table-cell office:value-type="float" office:value="1.84858">
                <text:p>1.848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.77796">
                <text:p>1.77796</text:p>
              </table:table-cell>
              <table:table-cell office:value-type="float" office:value="1.9168">
                <text:p>1.9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.90851">
                <text:p>1.90851</text:p>
              </table:table-cell>
              <table:table-cell office:value-type="float" office:value="1.85501">
                <text:p>1.85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.79302">
                <text:p>1.79302</text:p>
              </table:table-cell>
              <table:table-cell office:value-type="float" office:value="1.91136">
                <text:p>1.91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.75077">
                <text:p>1.75077</text:p>
              </table:table-cell>
              <table:table-cell office:value-type="float" office:value="1.73852">
                <text:p>1.738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.85229">
                <text:p>1.85229</text:p>
              </table:table-cell>
              <table:table-cell office:value-type="float" office:value="1.83924">
                <text:p>1.839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.86141">
                <text:p>1.86141</text:p>
              </table:table-cell>
              <table:table-cell office:value-type="float" office:value="1.90319">
                <text:p>1.903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.91462">
                <text:p>1.91462</text:p>
              </table:table-cell>
              <table:table-cell office:value-type="float" office:value="1.93874">
                <text:p>1.93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.89295">
                <text:p>1.89295</text:p>
              </table:table-cell>
              <table:table-cell office:value-type="float" office:value="1.86472">
                <text:p>1.864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.8449">
                <text:p>1.8449</text:p>
              </table:table-cell>
              <table:table-cell office:value-type="float" office:value="1.88484">
                <text:p>1.884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.79095">
                <text:p>1.79095</text:p>
              </table:table-cell>
              <table:table-cell office:value-type="float" office:value="1.77685">
                <text:p>1.776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.85676">
                <text:p>1.85676</text:p>
              </table:table-cell>
              <table:table-cell office:value-type="float" office:value="1.79951">
                <text:p>1.799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.86924">
                <text:p>1.86924</text:p>
              </table:table-cell>
              <table:table-cell office:value-type="float" office:value="1.87352">
                <text:p>1.873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.91463">
                <text:p>1.91463</text:p>
              </table:table-cell>
              <table:table-cell office:value-type="float" office:value="1.90561">
                <text:p>1.905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.91923">
                <text:p>1.91923</text:p>
              </table:table-cell>
              <table:table-cell office:value-type="float" office:value="1.92239">
                <text:p>1.92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.81235">
                <text:p>1.81235</text:p>
              </table:table-cell>
              <table:table-cell office:value-type="float" office:value="1.91264">
                <text:p>1.91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.80716">
                <text:p>1.80716</text:p>
              </table:table-cell>
              <table:table-cell office:value-type="float" office:value="1.83766">
                <text:p>1.837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.88363">
                <text:p>1.88363</text:p>
              </table:table-cell>
              <table:table-cell office:value-type="float" office:value="1.78118">
                <text:p>1.78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.88092">
                <text:p>1.88092</text:p>
              </table:table-cell>
              <table:table-cell office:value-type="float" office:value="1.91364">
                <text:p>1.91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.83207">
                <text:p>1.83207</text:p>
              </table:table-cell>
              <table:table-cell office:value-type="float" office:value="1.81224">
                <text:p>1.812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.9273">
                <text:p>1.9273</text:p>
              </table:table-cell>
              <table:table-cell office:value-type="float" office:value="1.91594">
                <text:p>1.915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.82217">
                <text:p>1.82217</text:p>
              </table:table-cell>
              <table:table-cell office:value-type="float" office:value="1.84042">
                <text:p>1.840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.84302">
                <text:p>1.84302</text:p>
              </table:table-cell>
              <table:table-cell office:value-type="float" office:value="1.88213">
                <text:p>1.882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.92117">
                <text:p>1.92117</text:p>
              </table:table-cell>
              <table:table-cell office:value-type="float" office:value="1.77424">
                <text:p>1.77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.82322">
                <text:p>1.82322</text:p>
              </table:table-cell>
              <table:table-cell office:value-type="float" office:value="1.91745">
                <text:p>1.917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1.84408">
                <text:p>1.84408</text:p>
              </table:table-cell>
              <table:table-cell office:value-type="float" office:value="1.8896">
                <text:p>1.8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.91444">
                <text:p>1.91444</text:p>
              </table:table-cell>
              <table:table-cell office:value-type="float" office:value="1.76587">
                <text:p>1.765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.90321">
                <text:p>1.90321</text:p>
              </table:table-cell>
              <table:table-cell office:value-type="float" office:value="1.84743">
                <text:p>1.847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.84958">
                <text:p>1.84958</text:p>
              </table:table-cell>
              <table:table-cell office:value-type="float" office:value="1.87178">
                <text:p>1.871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.8393">
                <text:p>1.8393</text:p>
              </table:table-cell>
              <table:table-cell office:value-type="float" office:value="1.89148">
                <text:p>1.89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.83833">
                <text:p>1.83833</text:p>
              </table:table-cell>
              <table:table-cell office:value-type="float" office:value="1.91642">
                <text:p>1.916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.83023">
                <text:p>1.83023</text:p>
              </table:table-cell>
              <table:table-cell office:value-type="float" office:value="1.91818">
                <text:p>1.918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.8662">
                <text:p>1.8662</text:p>
              </table:table-cell>
              <table:table-cell office:value-type="float" office:value="1.93167">
                <text:p>1.931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.91826">
                <text:p>1.91826</text:p>
              </table:table-cell>
              <table:table-cell office:value-type="float" office:value="1.87176">
                <text:p>1.87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.92509">
                <text:p>1.92509</text:p>
              </table:table-cell>
              <table:table-cell office:value-type="float" office:value="1.81152">
                <text:p>1.811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.8814">
                <text:p>1.8814</text:p>
              </table:table-cell>
              <table:table-cell office:value-type="float" office:value="1.82294">
                <text:p>1.822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.88001">
                <text:p>1.88001</text:p>
              </table:table-cell>
              <table:table-cell office:value-type="float" office:value="1.88161">
                <text:p>1.881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.91702">
                <text:p>1.91702</text:p>
              </table:table-cell>
              <table:table-cell office:value-type="float" office:value="1.9123">
                <text:p>1.91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.85469">
                <text:p>1.85469</text:p>
              </table:table-cell>
              <table:table-cell office:value-type="float" office:value="1.78938">
                <text:p>1.789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1.86169">
                <text:p>1.86169</text:p>
              </table:table-cell>
              <table:table-cell office:value-type="float" office:value="1.86483">
                <text:p>1.864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.86492">
                <text:p>1.86492</text:p>
              </table:table-cell>
              <table:table-cell office:value-type="float" office:value="1.85562">
                <text:p>1.855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1.83013">
                <text:p>1.83013</text:p>
              </table:table-cell>
              <table:table-cell office:value-type="float" office:value="1.92537">
                <text:p>1.925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1.81257">
                <text:p>1.81257</text:p>
              </table:table-cell>
              <table:table-cell office:value-type="float" office:value="1.83456">
                <text:p>1.834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.86585">
                <text:p>1.86585</text:p>
              </table:table-cell>
              <table:table-cell office:value-type="float" office:value="1.87615">
                <text:p>1.876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.84923">
                <text:p>1.84923</text:p>
              </table:table-cell>
              <table:table-cell office:value-type="float" office:value="1.90549">
                <text:p>1.905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.87835">
                <text:p>1.87835</text:p>
              </table:table-cell>
              <table:table-cell office:value-type="float" office:value="1.7866">
                <text:p>1.78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.84634">
                <text:p>1.84634</text:p>
              </table:table-cell>
              <table:table-cell office:value-type="float" office:value="1.85741">
                <text:p>1.85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1.823">
                <text:p>1.823</text:p>
              </table:table-cell>
              <table:table-cell office:value-type="float" office:value="1.85045">
                <text:p>1.850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.87485">
                <text:p>1.87485</text:p>
              </table:table-cell>
              <table:table-cell office:value-type="float" office:value="1.85283">
                <text:p>1.85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.79653">
                <text:p>1.79653</text:p>
              </table:table-cell>
              <table:table-cell office:value-type="float" office:value="1.84255">
                <text:p>1.84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.85781">
                <text:p>1.85781</text:p>
              </table:table-cell>
              <table:table-cell office:value-type="float" office:value="1.81756">
                <text:p>1.817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.82411">
                <text:p>1.82411</text:p>
              </table:table-cell>
              <table:table-cell office:value-type="float" office:value="1.832">
                <text:p>1.8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1.85741">
                <text:p>1.85741</text:p>
              </table:table-cell>
              <table:table-cell office:value-type="float" office:value="1.84046">
                <text:p>1.840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1.89411">
                <text:p>1.89411</text:p>
              </table:table-cell>
              <table:table-cell office:value-type="float" office:value="1.84087">
                <text:p>1.840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1.85871">
                <text:p>1.85871</text:p>
              </table:table-cell>
              <table:table-cell office:value-type="float" office:value="1.89686">
                <text:p>1.896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1.85494">
                <text:p>1.85494</text:p>
              </table:table-cell>
              <table:table-cell office:value-type="float" office:value="1.87618">
                <text:p>1.876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1.876">
                <text:p>1.876</text:p>
              </table:table-cell>
              <table:table-cell office:value-type="float" office:value="1.84392">
                <text:p>1.843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1.84121">
                <text:p>1.84121</text:p>
              </table:table-cell>
              <table:table-cell office:value-type="float" office:value="1.90479">
                <text:p>1.904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1.87271">
                <text:p>1.87271</text:p>
              </table:table-cell>
              <table:table-cell office:value-type="float" office:value="1.89598">
                <text:p>1.89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1.86991">
                <text:p>1.86991</text:p>
              </table:table-cell>
              <table:table-cell office:value-type="float" office:value="1.86045">
                <text:p>1.860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1.85129">
                <text:p>1.85129</text:p>
              </table:table-cell>
              <table:table-cell office:value-type="float" office:value="1.88808">
                <text:p>1.888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1.86235">
                <text:p>1.86235</text:p>
              </table:table-cell>
              <table:table-cell office:value-type="float" office:value="1.84179">
                <text:p>1.841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1.8258">
                <text:p>1.8258</text:p>
              </table:table-cell>
              <table:table-cell office:value-type="float" office:value="1.87314">
                <text:p>1.873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1.83802">
                <text:p>1.83802</text:p>
              </table:table-cell>
              <table:table-cell office:value-type="float" office:value="1.84369">
                <text:p>1.843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1.8163">
                <text:p>1.8163</text:p>
              </table:table-cell>
              <table:table-cell office:value-type="float" office:value="1.84779">
                <text:p>1.847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1.84991">
                <text:p>1.84991</text:p>
              </table:table-cell>
              <table:table-cell office:value-type="float" office:value="1.85526">
                <text:p>1.855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1.82961">
                <text:p>1.82961</text:p>
              </table:table-cell>
              <table:table-cell office:value-type="float" office:value="1.83879">
                <text:p>1.838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1.86049">
                <text:p>1.86049</text:p>
              </table:table-cell>
              <table:table-cell office:value-type="float" office:value="1.80298">
                <text:p>1.802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1.8349">
                <text:p>1.8349</text:p>
              </table:table-cell>
              <table:table-cell office:value-type="float" office:value="1.85763">
                <text:p>1.85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1.83638">
                <text:p>1.83638</text:p>
              </table:table-cell>
              <table:table-cell office:value-type="float" office:value="1.86415">
                <text:p>1.864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1.87913">
                <text:p>1.87913</text:p>
              </table:table-cell>
              <table:table-cell office:value-type="float" office:value="1.8695">
                <text:p>1.86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.87952">
                <text:p>1.87952</text:p>
              </table:table-cell>
              <table:table-cell office:value-type="float" office:value="1.84523">
                <text:p>1.84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